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rmorant Garamond Light" svg:font-family="'Cormorant Garamond Light'" style:font-pitch="variable"/>
    <style:font-face style:name="Cormorant Garamond Medium" svg:font-family="'Cormorant Garamond Medium'" style:font-pitch="variable"/>
    <style:font-face style:name="Cormorant Garamond Medium1" svg:font-family="'Cormorant Garamond Medium'" style:font-adornments="Medium" style:font-pitch="variable"/>
    <style:font-face style:name="URW Palladio L" svg:font-family="'URW Palladio L'" style:font-adornments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rmorant Garamond Medium" fo:font-size="36pt" officeooo:rsid="001d919b" officeooo:paragraph-rsid="001d919b" style:font-size-asian="31.5pt" style:font-size-complex="36pt"/>
    </style:style>
    <style:style style:name="P2" style:family="paragraph" style:parent-style-name="Standard">
      <style:paragraph-properties fo:text-align="center" style:justify-single-word="false"/>
      <style:text-properties style:font-name="Cormorant Garamond Medium" fo:font-size="48pt" officeooo:rsid="001d919b" officeooo:paragraph-rsid="001d919b" style:font-size-asian="48pt" style:font-size-complex="48pt"/>
    </style:style>
    <style:style style:name="P3" style:family="paragraph" style:parent-style-name="Standard">
      <style:paragraph-properties fo:text-align="center" style:justify-single-word="false"/>
      <style:text-properties style:font-name="Cormorant Garamond Light" fo:font-size="18pt" officeooo:rsid="001d919b" officeooo:paragraph-rsid="001d919b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Cormorant Garamond Medium1" fo:font-size="24pt" officeooo:rsid="001d919b" officeooo:paragraph-rsid="001d919b" style:font-size-asian="21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Cormorant Garamond Medium1" fo:font-size="20pt" officeooo:rsid="001d919b" officeooo:paragraph-rsid="001d919b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style:font-name="Cormorant Garamond Medium1" fo:font-size="20pt" officeooo:rsid="001d919b" officeooo:paragraph-rsid="001d919b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style:font-name="URW Palladio L" fo:font-size="13pt" officeooo:rsid="001d919b" officeooo:paragraph-rsid="001e85c6" style:font-size-asian="13pt" style:font-size-complex="13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Cormorant Garamond Medium1" fo:font-size="20pt" officeooo:rsid="001d919b" officeooo:paragraph-rsid="001d919b" style:font-size-asian="20pt" style:font-size-complex="20pt"/>
    </style:style>
    <style:style style:name="P9" style:family="paragraph" style:parent-style-name="Standard">
      <style:paragraph-properties fo:text-align="start" style:justify-single-word="false" fo:break-before="page"/>
      <style:text-properties style:font-name="URW Palladio L" fo:font-size="13pt" officeooo:rsid="001d919b" officeooo:paragraph-rsid="001e85c6" style:font-size-asian="13pt" style:font-size-complex="13pt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URW Palladio L" fo:font-size="13pt" officeooo:rsid="001d919b" officeooo:paragraph-rsid="001e85c6" style:font-size-asian="13pt" style:font-size-complex="13pt"/>
    </style:style>
    <style:style style:name="T1" style:family="text">
      <style:text-properties officeooo:rsid="001e85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eph Haydn</text:p>
      <text:p text:style-name="P1"/>
      <text:p text:style-name="P1"/>
      <text:p text:style-name="P1"/>
      <text:p text:style-name="P2">DIVERTIMENTO</text:p>
      <text:p text:style-name="P3">(Hob. XI:26)</text:p>
      <text:p text:style-name="P3"/>
      <text:p text:style-name="P3"/>
      <text:p text:style-name="P3"/>
      <text:p text:style-name="P3"/>
      <text:p text:style-name="P3"/>
      <text:p text:style-name="P3">arranged for</text:p>
      <text:p text:style-name="P3"/>
      <text:p text:style-name="P4">Viola and Piano</text:p>
      <text:p text:style-name="P4"/>
      <text:p text:style-name="P4"/>
      <text:p text:style-name="P4"/>
      <text:p text:style-name="P4"/>
      <text:p text:style-name="P4"/>
      <text:p text:style-name="P3">by</text:p>
      <text:p text:style-name="P3"/>
      <text:p text:style-name="P5">Jason Fruit</text:p>
      <text:p text:style-name="P8"/>
      <text:p text:style-name="P5"/>
      <text:p text:style-name="P8"/>
      <text:p text:style-name="P5"/>
      <text:p text:style-name="P5"/>
      <text:p text:style-name="P5"/>
      <text:p text:style-name="P5"/>
      <text:p text:style-name="P5"/>
      <text:p text:style-name="P6"/>
      <text:p text:style-name="P7">This work is licensed under a Creative Commons Attribution-ShareAlike 3.0 Unported License. The full text is available at:</text:p>
      <text:p text:style-name="P7"/>
      <text:p text:style-name="P10"><text:a xlink:type="simple" xlink:href="http://creativecommons.org/licenses/by-sa/3.0/legalcode" text:style-name="Internet_20_link" text:visited-style-name="Visited_20_Internet_20_Link"><text:span text:style-name="T1">h</text:span></text:a><text:a xlink:type="simple" xlink:href="http://creativecommons.org/licenses/by-sa/3.0/legalcode" text:style-name="Internet_20_link" text:visited-style-name="Visited_20_Internet_20_Link">ttp://creativecommons.org/licenses/by-sa/3.0/legalcode</text:a></text:p>
      <text:p text:style-name="P7"/>
      <text:p text:style-name="P7"><text:span text:style-name="T1">I</text:span>n short, it allows you to copy and freely redistribute this music and perform it as-is or modified, commercially or otherwise, as long as you give attribution to the composer and retain the same license for derivative works.</text:p>
      <text:p text:style-name="P7"/>
      <text:p text:style-name="P7">I would appreciate knowing when and where this piece was performed — not for legal or commercial reasons, but because I’m excited to know that people are happy with my work! Please drop me an e-mail at JasonFruit@gmail.com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rmorant Garamond Light" svg:font-family="'Cormorant Garamond Light'" style:font-pitch="variable"/>
    <style:font-face style:name="Cormorant Garamond Medium" svg:font-family="'Cormorant Garamond Medium'" style:font-pitch="variable"/>
    <style:font-face style:name="Cormorant Garamond Medium1" svg:font-family="'Cormorant Garamond Medium'" style:font-adornments="Medium" style:font-pitch="variable"/>
    <style:font-face style:name="URW Palladio L" svg:font-family="'URW Palladio L'" style:font-adornments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6:51:29.233841241</meta:creation-date>
    <dc:date>2017-08-20T17:00:00.100417742</dc:date>
    <meta:editing-duration>PT8M29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4" meta:paragraph-count="11" meta:word-count="107" meta:character-count="701" meta:non-whitespace-character-count="604"/>
  </office:meta>
</office:document-meta>
</file>